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margin-top="0.5cm" fo:margin-bottom="0.5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icroelectronics - EE227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Department of Electrical Engineering</text:p>
            <text:p text:style-name="P1">IIT Bombay, Powai, Mumbai - 400076</text:p>
            <text:p text:style-name="P1">Dipankar Saha</text:p>
            <text:p text:style-name="P1"><text:span text:style-name="T1">dipankarsaha@iitb.ac.i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rse - Goal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Overview of Microelectronics</text:p>
              </text:list-item>
              <text:list-item>
                <text:p>Familiarization of the flow – Materials to Systems</text:p>
              </text:list-item>
              <text:list-item>
                <text:p>Detail process flow for – Transistors to circuits</text:p>
              </text:list-item>
              <text:list-item>
                <text:p>Physical Characterizations versus electrical characterizations </text:p>
              </text:list-item>
              <text:list-item>
                <text:p>Examples of Microelectronics Systems</text:p>
                <text:list>
                  <text:list-item>
                    <text:p>HEMT to Microelectronic systems</text:p>
                  </text:list-item>
                  <text:list-item>
                    <text:p>LED (Heterostructrues) to Solid-state-ligh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rse Content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>Various components of electrical engineering to meet the goals</text:p>
              </text:list-item>
              <text:list-item>
                <text:p>Materials – Growth, doping</text:p>
              </text:list-item>
              <text:list-item>
                <text:p>Fabrication – Etching, lithography, deposition, oxidation, annealing etc. </text:p>
              </text:list-item>
              <text:list-item>
                <text:p>Characterization </text:p>
                <text:list>
                  <text:list-item>
                    <text:p>Physical – SEM, TEM, XRD, XPS, AFM, Raman, STM etc.</text:p>
                  </text:list-item>
                  <text:list-item>
                    <text:p>Electrical – IV, CV, </text:p>
                  </text:list-item>
                </text:list>
              </text:list-item>
              <text:list-item>
                <text:p>Modelling – Compact model, Empirical model, first-principle calcul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2T18:55:41.537211363</meta:creation-date>
    <dc:date>2018-07-03T11:35:53.625065310</dc:date>
    <meta:editing-duration>PT16H18M10S</meta:editing-duration>
    <meta:editing-cycles>4</meta:editing-cycles>
    <meta:generator>LibreOffice/5.4.7.2$Linux_X86_64 LibreOffice_project/40$Build-2</meta:generator>
    <meta:document-statistic meta:object-count="33"/>
  </office:meta>
</office:document-meta>
</file>